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2ef" officeooo:paragraph-rsid="000472ef"/>
    </style:style>
    <style:style style:name="P2" style:family="paragraph" style:parent-style-name="Standard">
      <style:text-properties officeooo:rsid="0004e936" officeooo:paragraph-rsid="0004e9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tml&gt;</text:p>
      <text:p text:style-name="P1">&lt;head&gt;</text:p>
      <text:p text:style-name="P1">&lt;/h1 class=”text”&gt; The Case of the Three [[[ Garridebs]]] &lt;/h1&gt;</text:p>
      <text:p text:style-name="P1">&lt;/head&gt;</text:p>
      <text:p text:style-name="P1">&lt;body&gt;</text:p>
      <text:p text:style-name="P1">&lt;div class=”container”&gt;</text:p>
      <text:p text:style-name="P1">&lt;p&gt;</text:p>
      <text:p text:style-name="P2">The morning started as usual for John, toast and tea while waiting for Mrs. Hudson to bring up the morning paper. In about 1 and half minutes into brewing the tea, in comes Sherlock looking strangely ecstatic from his daily morning walk. We have a case, Sherlock screams excitedly. The unsuspecting John spilled his tea.</text:p>
      <text:p text:style-name="P1">&lt;/p&gt;</text:p>
      <text:p text:style-name="P1">&lt;/div&gt;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4:18:09.842164013</meta:creation-date>
    <dc:date>2017-03-17T14:34:25.662142954</dc:date>
    <meta:editing-duration>PT1M5S</meta:editing-duration>
    <meta:editing-cycles>1</meta:editing-cycles>
    <meta:document-statistic meta:table-count="0" meta:image-count="0" meta:object-count="0" meta:page-count="1" meta:paragraph-count="12" meta:word-count="76" meta:character-count="458" meta:non-whitespace-character-count="394"/>
    <meta:generator>LibreOffice/4.2.8.2$Linux_X86_64 LibreOffice_project/420m0$Build-2</meta:generator>
  </office:meta>
</office:document-meta>
</file>